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Courier1" svg:font-family="Courier, Courier" style:font-family-generic="roman"/>
    <style:font-face style:name="Times Roman" svg:font-family="'Times Roman', 'Times Roman'" style:font-family-generic="roman"/>
    <style:font-face style:name="Arial Unicode MS" svg:font-family="'Arial Unicode MS', 'Arial Unicode MS'" style:font-family-generic="swiss"/>
    <style:font-face style:name="FreeSans2" svg:font-family="FreeSans" style:font-family-generic="swiss"/>
    <style:font-face style:name="Helvetica Neue" svg:font-family="'Helvetica Neue', 'Helvetica Neue'" style:font-family-generic="swiss"/>
    <style:font-face style:name="Helvetica" svg:font-family="Helvetica, Helvetica" style:font-family-generic="swiss"/>
    <style:font-face style:name="Courier" svg:font-family="Courier, Courier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Arial Unicode MS1" svg:font-family="'Arial Unicode MS', 'Arial Unicode MS'" style:font-family-generic="swiss" style:font-pitch="variable"/>
    <style:font-face style:name="Liberation Sans" svg:font-family="'Liberation Sans'" style:font-family-generic="swiss" style:font-pitch="variable"/>
    <style:font-face style:name="Noto Serif CJK SC1" svg:font-family="'Noto Serif CJK SC'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de" fo:country="DE" fo:font-style="normal" fo:text-shadow="none" style:text-underline-style="none" fo:font-weight="normal" style:letter-kerning="false" style:font-name-asian="Arial Unicode MS" style:font-size-asian="10pt" style:font-style-asian="normal" style:font-weight-asian="normal" style:font-name-complex="Times New Roman" style:font-size-complex="10pt" style:language-complex="de" style:country-complex="DE" style:font-style-complex="normal" style:font-weight-complex="normal" style:text-scale="100%" text:display="true" loext:padding="0in" loext:border="none" loext:shadow="none"/>
    </style:style>
    <style:style style:name="P2" style:family="paragraph" style:parent-style-name="Body">
      <style:text-properties fo:color="#6e5494" style:text-outline="false" style:font-name="Courier1" fo:language="en" fo:country="US" fo:font-weight="bold" style:font-weight-asian="bold" style:font-name-complex="Courier1" style:font-weight-complex="bold"/>
    </style:style>
    <style:style style:name="P3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</style:style>
    <style:style style:name="P4" style:family="paragraph" style:parent-style-name="Default">
      <style:paragraph-properties fo:margin-top="0in" fo:margin-bottom="0in" loext:contextual-spacing="false" fo:line-height="100%" fo:text-align="start" style:justify-single-word="false" style:writing-mode="lr-tb">
        <style:tab-stops/>
      </style:paragraph-properties>
    </style:style>
    <style:style style:name="P5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Helvetica" fo:font-size="19pt" fo:language="en" fo:country="US" style:font-size-asian="19pt" style:font-name-complex="Helvetica" style:font-size-complex="19pt"/>
    </style:style>
    <style:style style:name="P6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Helvetica" fo:language="en" fo:country="US" style:font-name-complex="Helvetica"/>
    </style:style>
    <style:style style:name="P7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Helvetica" fo:language="en" fo:country="US" style:font-name-asian="Helvetica" style:font-name-complex="Helvetica"/>
    </style:style>
    <style:style style:name="P8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Helvetica" fo:language="en" fo:country="US" fo:font-weight="bold" style:font-weight-asian="bold" style:font-name-complex="Helvetica" style:font-weight-complex="bold"/>
    </style:style>
    <style:style style:name="P9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Helvetica" fo:language="en" fo:country="US" fo:font-weight="bold" style:font-name-asian="Helvetica" style:font-weight-asian="bold" style:font-name-complex="Helvetica" style:font-weight-complex="bold"/>
    </style:style>
    <style:style style:name="P10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Helvetica" style:font-name-asian="Helvetica" style:font-name-complex="Helvetica"/>
    </style:style>
    <style:style style:name="P11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Helvetica" fo:font-size="6.5pt" style:font-name-asian="Helvetica" style:font-size-asian="6.5pt" style:font-name-complex="Helvetica" style:font-size-complex="6.5pt"/>
    </style:style>
    <style:style style:name="P12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Helvetica" fo:font-size="6pt" fo:font-weight="bold" style:font-name-asian="Helvetica" style:font-size-asian="6pt" style:font-weight-asian="bold" style:font-name-complex="Helvetica" style:font-size-complex="6pt" style:font-weight-complex="bold"/>
    </style:style>
    <style:style style:name="P13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Helvetica" fo:font-size="13pt" style:font-name-asian="Helvetica" style:font-size-asian="11.3500003814697pt" style:font-name-complex="Helvetica" style:font-size-complex="13pt"/>
    </style:style>
    <style:style style:name="P14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Helvetica" fo:font-size="17pt" style:font-name-asian="Helvetica" style:font-size-asian="14.8500003814697pt" style:font-name-complex="Helvetica" style:font-size-complex="17pt"/>
    </style:style>
    <style:style style:name="P15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Helvetica" fo:font-weight="bold" style:font-name-asian="Helvetica" style:font-weight-asian="bold" style:font-name-complex="Helvetica" style:font-weight-complex="bold"/>
    </style:style>
    <style:style style:name="P16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Helvetica" fo:font-size="20pt" fo:font-weight="bold" style:font-name-asian="Helvetica" style:font-size-asian="17.5pt" style:font-weight-asian="bold" style:font-name-complex="Helvetica" style:font-size-complex="20pt" style:font-weight-complex="bold"/>
    </style:style>
    <style:style style:name="P17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fo:color="#011892" style:text-outline="false" style:font-name="Courier1" fo:language="en" fo:country="US" style:text-underline-style="solid" style:text-underline-width="auto" style:text-underline-color="#000000" style:font-name-complex="Courier1"/>
    </style:style>
    <style:style style:name="P18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fo:color="#011892" style:text-outline="false" style:font-name="Courier1" style:text-underline-style="solid" style:text-underline-width="auto" style:text-underline-color="#000000" style:font-name-asian="Courier1" style:font-name-complex="Courier1"/>
    </style:style>
    <style:style style:name="P19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fo:color="#011892" style:text-outline="false" style:font-name="Courier1" fo:font-size="6pt" style:text-underline-style="solid" style:text-underline-width="auto" style:text-underline-color="#000000" style:font-name-asian="Courier1" style:font-size-asian="6pt" style:font-name-complex="Courier1" style:font-size-complex="6pt"/>
    </style:style>
    <style:style style:name="P20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fo:color="#011892" style:text-outline="false" style:font-name="Courier1" fo:language="de" fo:country="DE" style:text-underline-style="solid" style:text-underline-width="auto" style:text-underline-color="#000000" style:font-name-complex="Courier1"/>
    </style:style>
    <style:style style:name="P21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fo:color="#011892" style:text-outline="false" style:font-name="Helvetica" fo:font-size="6pt" style:text-underline-style="solid" style:text-underline-width="auto" style:text-underline-color="#000000" style:font-name-asian="Helvetica" style:font-size-asian="6pt" style:font-name-complex="Helvetica" style:font-size-complex="6pt"/>
    </style:style>
    <style:style style:name="P22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fo:color="#011892" style:text-outline="false" style:font-name="Helvetica" style:text-underline-style="solid" style:text-underline-width="auto" style:text-underline-color="#000000" style:font-name-asian="Helvetica" style:font-name-complex="Helvetica"/>
    </style:style>
    <style:style style:name="P23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Courier1" fo:font-size="6.5pt" style:text-underline-style="solid" style:text-underline-width="auto" style:text-underline-color="#000000" style:font-name-asian="Courier1" style:font-size-asian="6.5pt" style:font-name-complex="Courier1" style:font-size-complex="6.5pt"/>
    </style:style>
    <style:style style:name="P24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Courier1" style:text-underline-style="solid" style:text-underline-width="auto" style:text-underline-color="#000000" style:font-name-asian="Courier1" style:font-name-complex="Courier1"/>
    </style:style>
    <style:style style:name="P25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Courier1" style:text-underline-style="solid" style:text-underline-width="auto" style:text-underline-color="#000000" fo:font-weight="bold" style:font-name-asian="Courier1" style:font-weight-asian="bold" style:font-name-complex="Courier1" style:font-weight-complex="bold"/>
    </style:style>
    <style:style style:name="P26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Courier1" fo:language="en" fo:country="US" style:text-underline-style="solid" style:text-underline-width="auto" style:text-underline-color="#000000" style:font-name-asian="Courier1" style:font-name-complex="Courier1"/>
    </style:style>
    <style:style style:name="P27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font-name="Times Roman" fo:font-size="6pt" style:text-underline-style="none" style:font-name-asian="Times Roman" style:font-size-asian="6pt" style:font-name-complex="Times Roman" style:font-size-complex="6pt"/>
    </style:style>
    <style:style style:name="P28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font-name="Courier1" fo:font-size="6pt" style:text-underline-style="none" style:font-name-asian="Courier1" style:font-size-asian="6pt" style:font-name-complex="Courier1" style:font-size-complex="6pt"/>
    </style:style>
    <style:style style:name="P29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style:font-name="Times Roman" fo:font-weight="bold" style:font-name-asian="Times Roman" style:font-weight-asian="bold" style:font-name-complex="Times Roman" style:font-weight-complex="bold"/>
    </style:style>
    <style:style style:name="P30" style:family="paragraph" style:parent-style-name="Default">
      <style:paragraph-properties fo:margin-left="0.1362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style:font-name="Helvetica" style:text-underline-style="solid" style:text-underline-width="auto" style:text-underline-color="#000000" style:font-name-asian="Helvetica" style:font-name-complex="Helvetica"/>
    </style:style>
    <style:style style:name="P31" style:family="paragraph" style:parent-style-name="Default">
      <style:paragraph-properties fo:margin-left="0.1362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style:font-name="Helvetica" style:font-name-asian="Helvetica" style:font-name-complex="Helvetica"/>
    </style:style>
    <style:style style:name="P32" style:family="paragraph" style:parent-style-name="Default">
      <style:paragraph-properties fo:margin-left="0.1362in" fo:margin-right="0in" fo:margin-top="0in" fo:margin-bottom="0in" loext:contextual-spacing="false" fo:line-height="100%" fo:text-align="start" style:justify-single-word="false" fo:text-indent="0in" style:auto-text-indent="false" style:writing-mode="lr-tb"/>
    </style:style>
    <style:style style:name="P33" style:family="paragraph" style:parent-style-name="Default">
      <style:paragraph-properties fo:margin-left="0.25in" fo:margin-right="0in" fo:margin-top="0in" fo:margin-bottom="0in" loext:contextual-spacing="false" fo:line-height="100%" fo:text-align="start" style:justify-single-word="false" fo:text-indent="-0.25in" style:auto-text-indent="false" style:writing-mode="lr-tb"/>
      <style:text-properties style:font-name="Helvetica" fo:font-size="19pt" fo:language="en" fo:country="US" style:font-name-asian="Helvetica" style:font-size-asian="19pt" style:font-name-complex="Helvetica" style:font-size-complex="19pt"/>
    </style:style>
    <style:style style:name="P34" style:family="paragraph" style:parent-style-name="Default">
      <style:paragraph-properties fo:margin-left="0.25in" fo:margin-right="0in" fo:margin-top="0in" fo:margin-bottom="0in" loext:contextual-spacing="false" fo:line-height="100%" fo:text-align="start" style:justify-single-word="false" fo:text-indent="-0.25in" style:auto-text-indent="false" style:writing-mode="lr-tb"/>
      <style:text-properties style:font-name="Helvetica" fo:font-size="22pt" fo:language="en" fo:country="US" style:font-name-asian="Helvetica" style:font-size-asian="19.25pt" style:font-name-complex="Helvetica" style:font-size-complex="22pt"/>
    </style:style>
    <style:style style:name="P35" style:family="paragraph" style:parent-style-name="Default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size="12pt" fo:letter-spacing="normal" fo:language="en" fo:country="US" fo:font-style="normal" style:text-underline-style="none" fo:font-weight="normal" officeooo:rsid="00109302" officeooo:paragraph-rsid="00109302" style:letter-kerning="false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/>
    </style:style>
    <style:style style:name="P36" style:family="paragraph" style:parent-style-name="Default" style:list-style-name="WW8Num1">
      <style:paragraph-properties fo:margin-left="0.1362in" fo:margin-right="0in" fo:margin-top="0in" fo:margin-bottom="0in" loext:contextual-spacing="false" fo:line-height="100%" fo:text-align="start" style:justify-single-word="false" fo:text-indent="-0.1362in" style:auto-text-indent="false" style:writing-mode="lr-tb"/>
    </style:style>
    <style:style style:name="P37" style:family="paragraph" style:parent-style-name="Default" style:list-style-name="WW8Num1">
      <style:paragraph-properties fo:margin-left="0.1362in" fo:margin-right="0in" fo:margin-top="0in" fo:margin-bottom="0in" loext:contextual-spacing="false" fo:line-height="100%" fo:text-align="start" style:justify-single-word="false" fo:text-indent="-0.1362in" style:auto-text-indent="false" style:writing-mode="lr-tb"/>
      <style:text-properties officeooo:paragraph-rsid="00109302"/>
    </style:style>
    <style:style style:name="P38" style:family="paragraph" style:parent-style-name="Default" style:list-style-name="WW8Num3">
      <style:paragraph-properties fo:margin-left="0.1362in" fo:margin-right="0in" fo:margin-top="0in" fo:margin-bottom="0in" loext:contextual-spacing="false" fo:line-height="100%" fo:text-align="start" style:justify-single-word="false" fo:text-indent="-0.1362in" style:auto-text-indent="false" style:writing-mode="lr-tb"/>
    </style:style>
    <style:style style:name="P39" style:family="paragraph" style:parent-style-name="Default" style:list-style-name="WW8Num3">
      <style:paragraph-properties fo:margin-left="0.1362in" fo:margin-right="0in" fo:margin-top="0in" fo:margin-bottom="0in" loext:contextual-spacing="false" fo:line-height="100%" fo:text-align="start" style:justify-single-word="false" fo:text-indent="-0.1362in" style:auto-text-indent="false" style:writing-mode="lr-tb"/>
      <style:text-properties style:font-name="Helvetica" fo:language="en" fo:country="US" style:font-name-complex="Helvetica"/>
    </style:style>
    <style:style style:name="P40" style:family="paragraph" style:parent-style-name="Default" style:list-style-name="WW8Num2">
      <style:paragraph-properties fo:margin-left="0.1819in" fo:margin-right="0in" fo:margin-top="0in" fo:margin-bottom="0in" loext:contextual-spacing="false" fo:line-height="100%" fo:text-align="start" style:justify-single-word="false" fo:text-indent="-0.1819in" style:auto-text-indent="false" style:writing-mode="lr-tb"/>
      <style:text-properties style:font-name="Helvetica" fo:language="en" fo:country="US" style:font-name-complex="Helvetica"/>
    </style:style>
    <style:style style:name="P41" style:family="paragraph" style:parent-style-name="Default" style:list-style-name="WW8Num4">
      <style:paragraph-properties fo:margin-left="0.1819in" fo:margin-right="0in" fo:margin-top="0in" fo:margin-bottom="0in" loext:contextual-spacing="false" fo:line-height="100%" fo:text-align="start" style:justify-single-word="false" fo:text-indent="-0.1819in" style:auto-text-indent="false" style:writing-mode="lr-tb"/>
      <style:text-properties style:font-name="Helvetica" fo:language="en" fo:country="US" style:font-name-complex="Helvetica"/>
    </style:style>
    <style:style style:name="P42" style:family="paragraph" style:parent-style-name="Default" style:list-style-name="WW8Num4">
      <style:paragraph-properties fo:margin-left="0.1819in" fo:margin-right="0in" fo:margin-top="0in" fo:margin-bottom="0in" loext:contextual-spacing="false" fo:line-height="100%" fo:text-align="start" style:justify-single-word="false" fo:text-indent="-0.1819in" style:auto-text-indent="false" style:writing-mode="lr-tb"/>
    </style:style>
    <style:style style:name="P43" style:family="paragraph" style:parent-style-name="Standard" style:master-page-name="Standard">
      <style:paragraph-properties style:page-number="auto"/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de" fo:country="DE" fo:font-style="normal" fo:text-shadow="none" style:text-underline-style="none" fo:font-weight="normal" style:letter-kerning="false" style:font-name-asian="Arial Unicode MS" style:font-size-asian="10pt" style:font-style-asian="normal" style:font-weight-asian="normal" style:font-name-complex="Times New Roman" style:font-size-complex="10pt" style:language-complex="de" style:country-complex="DE" style:font-style-complex="normal" style:font-weight-complex="normal" style:text-scale="100%" text:display="true" loext:padding="0in" loext:border="none" loext:shadow="none"/>
    </style:style>
    <style:style style:name="P44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P45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writing-mode="lr-tb"/>
    </style:style>
    <style:style style:name="P46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Helvetica" fo:language="en" fo:country="US" style:font-name-complex="Helvetica"/>
    </style:style>
    <style:style style:name="T2" style:family="text">
      <style:text-properties style:font-name="Helvetica" fo:language="en" fo:country="US" officeooo:rsid="00109302" style:font-name-complex="Helvetica"/>
    </style:style>
    <style:style style:name="T3" style:family="text">
      <style:text-properties style:font-name="Helvetica" fo:language="en" fo:country="US" officeooo:rsid="00115b0d" style:font-name-complex="Helvetica"/>
    </style:style>
    <style:style style:name="T4" style:family="text">
      <style:text-properties style:font-name="Helvetica" fo:language="en" fo:country="US" fo:font-weight="bold" style:font-weight-asian="bold" style:font-name-complex="Helvetica" style:font-weight-complex="bold"/>
    </style:style>
    <style:style style:name="T5" style:family="text">
      <style:text-properties style:font-name="Courier1" fo:language="en" fo:country="US" style:font-name-complex="Courier1"/>
    </style:style>
    <style:style style:name="T6" style:family="text">
      <style:text-properties style:font-name="Courier1" fo:language="en" fo:country="US" fo:font-weight="bold" style:font-weight-asian="bold" style:font-name-complex="Courier1" style:font-weight-complex="bold"/>
    </style:style>
    <style:style style:name="T7" style:family="text">
      <style:text-properties fo:color="#011892" style:text-outline="false" style:font-name="Courier1" style:text-underline-style="solid" style:text-underline-width="auto" style:text-underline-color="#000000" style:font-name-complex="Courier1"/>
    </style:style>
    <style:style style:name="T8" style:family="text">
      <style:text-properties fo:color="#011892" style:text-outline="false" style:font-name="Courier1" fo:language="en" fo:country="US" style:text-underline-style="solid" style:text-underline-width="auto" style:text-underline-color="#000000" style:font-name-complex="Courier1"/>
    </style:style>
    <style:style style:name="T9" style:family="text">
      <style:text-properties fo:color="#011892" style:text-outline="false" style:font-name="Courier1" fo:language="de" fo:country="DE" style:text-underline-style="solid" style:text-underline-width="auto" style:text-underline-color="#000000" style:font-name-complex="Courier1"/>
    </style:style>
    <style:style style:name="T10" style:family="text">
      <style:text-properties officeooo:rsid="000eb27a"/>
    </style:style>
    <style:style style:name="T11" style:family="text">
      <style:text-properties officeooo:rsid="00109302"/>
    </style:style>
    <style:style style:name="T12" style:family="text">
      <style:text-properties fo:font-variant="normal" fo:text-transform="none" fo:color="#ff9200" style:text-outline="false" style:text-line-through-style="none" style:text-line-through-type="none" style:text-position="0% 100%" style:font-name="Courier1" fo:font-size="11pt" fo:letter-spacing="normal" fo:language="en" fo:country="US" fo:font-style="normal" style:text-underline-style="none" fo:font-weight="bold" style:letter-kerning="false" style:font-name-asian="Arial Unicode MS" style:font-size-asian="11pt" style:font-style-asian="normal" style:font-weight-asian="bold" style:font-name-complex="Courier1" style:font-size-complex="11pt" style:font-style-complex="normal" style:font-weight-complex="bold" style:text-emphasize="none"/>
    </style:style>
    <style:style style:name="T13" style:family="text">
      <style:text-properties fo:font-variant="normal" fo:text-transform="none" fo:color="#6e5494" style:text-outline="false" style:text-line-through-style="none" style:text-line-through-type="none" style:text-position="0% 100%" style:font-name="Courier1" fo:font-size="11pt" fo:letter-spacing="normal" fo:language="en" fo:country="US" fo:font-style="normal" style:text-underline-style="none" fo:font-weight="bold" style:letter-kerning="false" style:font-name-asian="Arial Unicode MS" style:font-size-asian="11pt" style:font-style-asian="normal" style:font-weight-asian="bold" style:font-name-complex="Courier1" style:font-size-complex="11pt" style:font-style-complex="normal" style:font-weight-complex="bold" style:text-emphasize="none"/>
    </style:style>
    <style:style style:name="T14" style:family="text">
      <style:text-properties fo:font-variant="normal" fo:text-transform="none" fo:color="#008e00" style:text-outline="false" style:text-line-through-style="none" style:text-line-through-type="none" style:text-position="0% 100%" style:font-name="Courier1" fo:font-size="11pt" fo:letter-spacing="normal" fo:language="en" fo:country="US" fo:font-style="normal" style:text-underline-style="none" fo:font-weight="bold" style:letter-kerning="false" style:font-name-asian="Arial Unicode MS" style:font-size-asian="11pt" style:font-style-asian="normal" style:font-weight-asian="bold" style:font-name-complex="Courier1" style:font-size-complex="11pt" style:font-style-complex="normal" style:font-weight-complex="bold" style:text-emphasize="none"/>
    </style:style>
    <style:style style:name="fr1" style:family="graphic" style:parent-style-name="Frame">
      <style:graphic-properties fo:margin-left="0.1665in" fo:margin-right="0.1665in" fo:margin-top="0.1665in" fo:margin-bottom="0.1665in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.0563in" fo:border="none"/>
    </style:style>
    <style:style style:name="fr2" style:family="graphic" style:parent-style-name="Frame">
      <style:graphic-properties fo:margin-left="0.1665in" fo:margin-right="0.1665in" fo:margin-top="0.1665in" fo:margin-bottom="0.1665in" style:wrap="none" style:vertical-pos="from-top" style:vertical-rel="page" style:horizontal-pos="from-left" style:horizontal-rel="page" fo:background-color="#ffffff" style:background-transparency="100%" draw:fill="solid" draw:fill-color="#ffffff" draw:opacity="0%" fo:padding="0.0563in" fo:border="none"/>
    </style:style>
    <style:style style:name="fr3" style:family="graphic" style:parent-style-name="Frame">
      <style:graphic-properties fo:margin-left="0.1665in" fo:margin-right="0.1665in" fo:margin-top="0.1665in" fo:margin-bottom="0.1665in" style:wrap="parallel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.0563in" fo:border="non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draw:auto-grow-width="false" fo:padding-top="0.0555in" fo:padding-bottom="0.0555in" fo:padding-left="0.0555in" fo:padding-right="0.0555in" fo:wrap-option="wrap" draw:shadow-color="#808080" fo:margin-left="0.1665in" fo:margin-right="0.1665in" fo:margin-top="0.1665in" fo:margin-bottom="0.1665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dash" draw:stroke-dash="Dot" svg:stroke-width="0.0555in" svg:stroke-color="#ff9300" draw:marker-start="" draw:marker-start-width="0.1665in" draw:marker-start-center="false" draw:marker-end="" draw:marker-end-width="0.1665in" draw:marker-end-center="false" svg:stroke-opacity="100%" draw:stroke-linejoin="miter" draw:fill="none" draw:fill-color="#ffffff" draw:textarea-horizontal-align="left" draw:textarea-vertical-align="top" draw:auto-grow-height="false" fo:min-height="9.8398in" fo:min-width="2.9882in" fo:padding-top="0.0882in" fo:padding-bottom="0.0882in" fo:padding-left="0.1764in" fo:padding-right="0.1764in" fo:wrap-option="wrap" draw:shadow-color="#808080" fo:margin-left="0.1665in" fo:margin-right="0.1665in" fo:margin-top="0.1665in" fo:margin-bottom="0.1665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dash" draw:stroke-dash="Dot" svg:stroke-width="0.0555in" svg:stroke-color="#6e5494" draw:marker-start="" draw:marker-start-width="0.1665in" draw:marker-start-center="false" draw:marker-end="" draw:marker-end-width="0.1665in" draw:marker-end-center="false" svg:stroke-opacity="100%" draw:stroke-linejoin="miter" draw:fill="none" draw:fill-color="#ffffff" draw:textarea-horizontal-align="left" draw:textarea-vertical-align="top" draw:auto-grow-height="false" fo:min-height="0.2091in" fo:min-width="3.0146in" fo:padding-top="0.0882in" fo:padding-bottom="0.0882in" fo:padding-left="0.1764in" fo:padding-right="0.1764in" fo:wrap-option="wrap" draw:shadow-color="#808080" fo:margin-left="0.1665in" fo:margin-right="0.1665in" fo:margin-top="0.1665in" fo:margin-bottom="0.1665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dash" draw:stroke-dash="Dot" svg:stroke-width="0.0555in" svg:stroke-color="#6e5494" draw:marker-start="" draw:marker-start-width="0.1665in" draw:marker-start-center="false" draw:marker-end="" draw:marker-end-width="0.1665in" draw:marker-end-center="false" svg:stroke-opacity="100%" draw:stroke-linejoin="miter" draw:fill="none" draw:fill-color="#ffffff" draw:textarea-horizontal-align="left" draw:textarea-vertical-align="top" draw:auto-grow-height="false" fo:min-height="8.3673in" fo:min-width="2.9866in" fo:padding-top="0.0882in" fo:padding-bottom="0.0882in" fo:padding-left="0.1764in" fo:padding-right="0.1764in" fo:wrap-option="wrap" draw:shadow-color="#808080" fo:margin-left="0.1665in" fo:margin-right="0.1665in" fo:margin-top="0.1665in" fo:margin-bottom="0.1665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dash" draw:stroke-dash="Dot" svg:stroke-width="0.0555in" svg:stroke-color="#008f00" draw:marker-start="" draw:marker-start-width="0.1665in" draw:marker-start-center="false" draw:marker-end="" draw:marker-end-width="0.1665in" draw:marker-end-center="false" svg:stroke-opacity="100%" draw:stroke-linejoin="miter" draw:fill="none" draw:fill-color="#ffffff" draw:textarea-horizontal-align="left" draw:textarea-vertical-align="top" draw:auto-grow-height="false" fo:min-height="5.2937in" fo:min-width="2.7811in" fo:padding-top="0.0882in" fo:padding-bottom="0.0882in" fo:padding-left="0.1764in" fo:padding-right="0.1764in" fo:wrap-option="wrap" draw:shadow-color="#808080" fo:margin-left="0.1665in" fo:margin-right="0.1665in" fo:margin-top="0.1665in" fo:margin-bottom="0.1665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frame draw:style-name="fr3" draw:name="Frame1" text:anchor-type="char" svg:x="0.3929in" svg:y="0.3791in" svg:width="3.3591in" svg:height="11.0516in" draw:z-index="0"><draw:text-box><text:p text:style-name="P5">Interactive <text:span text:style-name="T10">W</text:span>orkflow</text:p><text:p text:style-name="P6">On opening R console, e.g. for debugging</text:p><text:p text:style-name="P10"/><text:p text:style-name="P10"/><text:p text:style-name="P10"/><text:p text:style-name="P35"/><text:p text:style-name="P10"/><text:p text:style-name="P10"/><text:p text:style-name="P10"/><text:p text:style-name="P10"/><text:p text:style-name="P10"/><text:p text:style-name="P14"/><text:p text:style-name="P17">activate()</text:p><text:p text:style-name="P21"/><text:list xml:id="list2105675904" text:style-name="WW8Num1"><text:list-item><text:p text:style-name="P37"><text:span text:style-name="T1">Set Environment Variables </text:span><text:span text:style-name="T5">GITHUB_HEAD_REF </text:span><text:span text:style-name="T2">(default: current </text:span><text:span text:style-name="T3">branch</text:span><text:span text:style-name="T2">) a</text:span><text:span text:style-name="T1">nd</text:span><text:span text:style-name="T5"> GITHUB_BASE_REF </text:span><text:span text:style-name="T2">(default: main </text:span><text:span text:style-name="T3">branch</text:span><text:span text:style-name="T2">) </text:span></text:p></text:list-item><text:list-item><text:p text:style-name="P36"><text:span text:style-name="T1">All that </text:span><text:span text:style-name="T5">run_script()</text:span><text:span text:style-name="T1"> does except <text:s text:c="2"/>running</text:span><text:span text:style-name="T5"> touchstone/script.R</text:span></text:p></text:list-item></text:list><text:p text:style-name="P7"/><text:p text:style-name="P11"/><text:p text:style-name="P23"/><text:p text:style-name="P30"/><text:p text:style-name="P31"/><text:p text:style-name="P31"/><text:p text:style-name="P31"/><text:p text:style-name="P31"/><text:p text:style-name="P31"/><text:p text:style-name="P31"/><text:p text:style-name="P31"/><text:p text:style-name="P31"/><text:p text:style-name="P31"/><text:p text:style-name="P32"><text:span text:style-name="T4">Run parts of </text:span><text:span text:style-name="T6">touchstone/script.R</text:span><text:span text:style-name="T4"> interactively as you like.</text:span></text:p><text:p text:style-name="P25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24"/><text:p text:style-name="P17"/><text:p text:style-name="P17"/><text:p text:style-name="P17"/><text:p text:style-name="P17"/><text:p text:style-name="P17"/><text:p text:style-name="P17"/><text:p text:style-name="P17"/><text:p text:style-name="P17"/><text:p text:style-name="P17"/><text:p text:style-name="P3"><text:span text:style-name="T8">deactivate</text:span><text:span text:style-name="T7">()</text:span></text:p><text:p text:style-name="P22"/><text:list xml:id="list1574212001" text:style-name="WW8Num2"><text:list-item><text:p text:style-name="P40">Restore previous environment (library paths, environment variables, R options).</text:p></text:list-item><text:list-item><text:p text:style-name="P40">Not required, can also just exit/restart R.</text:p></text:list-item></text:list></draw:text-box></draw:frame><draw:frame draw:style-name="fr2" draw:name="Frame2" text:anchor-type="char" svg:x="4.239in" svg:y="0.3929in" svg:width="3.1193in" svg:height="10.3827in" draw:z-index="1"><draw:text-box><text:p text:style-name="P5">GitHub Actions <text:span text:style-name="T10">W</text:span>orkflow</text:p><text:p text:style-name="P6">On pull request opened</text:p><text:p text:style-name="P10"/><text:p text:style-name="P10"/><text:p text:style-name="P13"/><text:p text:style-name="P8">Environment variables are set: </text:p><text:list xml:id="list3523719002" text:style-name="WW8Num3"><text:list-item><text:p text:style-name="P38"><text:span text:style-name="T5">GITHUB_HEAD_REF </text:span><text:span text:style-name="T1">is the feature branch</text:span></text:p></text:list-item><text:list-item><text:p text:style-name="P38"><text:span text:style-name="T5">GITHUB_BASE_REF </text:span><text:span text:style-name="T1">is the branch you want to merge into</text:span></text:p></text:list-item></text:list><text:p text:style-name="P7"/><text:p text:style-name="P18"/><text:p text:style-name="P17">run_script()</text:p><text:p text:style-name="P27"/><text:list xml:id="list2031390552" text:style-name="WW8Num4"><text:list-item><text:p text:style-name="P41">Move touchstone script to temp dir</text:p></text:list-item><text:list-item><text:p text:style-name="P41">Set library path to head <text:span text:style-name="T11">branch</text:span></text:p></text:list-item><text:list-item><text:p text:style-name="P41">Set options for pinned asset directory</text:p></text:list-item><text:list-item><text:p text:style-name="P42"><text:span text:style-name="T1">Run </text:span><text:span text:style-name="T5">touchstone/script.R</text:span></text:p></text:list-item></text:list><text:p text:style-name="P33"/><text:p text:style-name="P34"/><text:p text:style-name="P3"><text:span text:style-name="T8">branches_install</text:span><text:span text:style-name="T7">()</text:span></text:p><text:p text:style-name="P27"/><text:list xml:id="list195849367653340" text:continue-numbering="true" text:style-name="WW8Num4"><text:list-item><text:p text:style-name="P41">Ensure no global installation</text:p></text:list-item><text:list-item><text:p text:style-name="P41">Check out branches</text:p></text:list-item><text:list-item><text:p text:style-name="P41">Set library path</text:p></text:list-item><text:list-item><text:p text:style-name="P41">Install package</text:p></text:list-item><text:list-item><text:p text:style-name="P41">Ensure no global installation</text:p></text:list-item></text:list><text:p text:style-name="P26"/><text:p text:style-name="P24"/><text:p text:style-name="P8">Custom setup code</text:p><text:p text:style-name="P12"/><text:list xml:id="list195849156216778" text:continue-numbering="true" text:style-name="WW8Num4"><text:list-item><text:p text:style-name="P41">May call package</text:p></text:list-item><text:list-item><text:p text:style-name="P42"><text:span text:style-name="T1">May pin assets with </text:span><text:span text:style-name="T5">pin_asset()</text:span></text:p></text:list-item></text:list><text:p text:style-name="P26"/><text:p text:style-name="P24"/><text:p text:style-name="P20">benchmark_run()</text:p><text:p text:style-name="P28"/><text:list xml:id="list195850148610111" text:continue-list="list3523719002" text:style-name="WW8Num3"><text:list-item><text:p text:style-name="P39">Checkout a branch</text:p></text:list-item><text:list-item><text:p text:style-name="P39">Prepend library branch path</text:p></text:list-item><text:list-item><text:p text:style-name="P38"><text:span text:style-name="T1">run </text:span><text:span text:style-name="T5">expr_before</text:span></text:p></text:list-item><text:list-item><text:p text:style-name="P38"><text:span text:style-name="T1">Run benchmark, may use pinned assets with </text:span><text:span text:style-name="T5">path_pinned_asset()</text:span></text:p></text:list-item><text:list-item><text:p text:style-name="P39">Repeat</text:p></text:list-item></text:list><text:p text:style-name="P20"/><text:p text:style-name="P20"/><text:p text:style-name="P4"><text:span text:style-name="T9">benchmark</text:span><text:span text:style-name="T8">s_analyze</text:span><text:span text:style-name="T7">()</text:span></text:p><text:p text:style-name="P19"/><text:list xml:id="list195849582439556" text:continue-numbering="true" text:style-name="WW8Num3"><text:list-item><text:p text:style-name="P39">Store artifacts (PR text and plots)</text:p></text:list-item></text:list><text:p text:style-name="P9"/><text:p text:style-name="P15"/><text:p text:style-name="P15"/><text:p text:style-name="P16"/><text:p text:style-name="P8">Comment on PR</text:p><text:p text:style-name="P8"/><text:p text:style-name="P29"/></draw:text-box></draw:frame><draw:custom-shape text:anchor-type="char" draw:z-index="2" draw:name="Shape1" draw:style-name="gr5" draw:text-style-name="P46" svg:width="3.1343in" svg:height="5.4705in" svg:x="4.2311in" svg:y="4.2543in"><text:p/><draw:enhanced-geometry svg:viewBox="0 0 21600 21600" draw:type="rectangle" draw:enhanced-path="M 0 0 L 21600 0 21600 21600 0 21600 0 0 Z N"/></draw:custom-shape><draw:frame text:anchor-type="char" draw:z-index="3" draw:name="Shape2" draw:style-name="gr1" draw:text-style-name="P45" svg:width="1.948in" svg:height="0.315in" draw:transform="rotate (-1.5707963267949) translate (7.37911745406824in 4.3166447944007in)"><draw:text-box><text:p text:style-name="P44"><text:span text:style-name="T14">touchstone/script.R</text:span></text:p></draw:text-box></draw:frame><draw:custom-shape text:anchor-type="char" draw:z-index="4" draw:name="Shape3" draw:style-name="gr4" draw:text-style-name="P46" svg:width="3.3398in" svg:height="8.5441in" svg:x="4.1283in" svg:y="1.3126in"><text:p/><draw:enhanced-geometry svg:viewBox="0 0 21600 21600" draw:type="rectangle" draw:enhanced-path="M 0 0 L 21600 0 21600 21600 0 21600 0 0 Z N"/></draw:custom-shape><draw:frame text:anchor-type="char" draw:z-index="5" draw:name="Shape4" draw:style-name="gr1" draw:text-style-name="P45" svg:width="4.8752in" svg:height="0.4059in" draw:transform="rotate (-1.5707963267949) translate (7.74300634295713in 1.26108923884514in)"><draw:text-box><text:p text:style-name="P44"><text:span text:style-name="T13">.github/workflows/touchstone-reveive.yaml</text:span></text:p></draw:text-box></draw:frame><draw:custom-shape text:anchor-type="char" draw:z-index="6" draw:name="Shape5" draw:style-name="gr3" draw:text-style-name="P46" svg:width="3.3677in" svg:height="0.3858in" svg:x="4.1008in" svg:y="9.9811in"><text:p/><draw:enhanced-geometry svg:viewBox="0 0 21600 21600" draw:type="rectangle" draw:enhanced-path="M 0 0 L 21600 0 21600 21600 0 21600 0 0 Z N"/></draw:custom-shape><draw:frame draw:style-name="fr1" draw:name="Frame3" text:anchor-type="char" svg:x="3.9646in" svg:y="10.3528in" svg:width="3.9091in" svg:height="0.4055in" draw:z-index="7"><draw:text-box><text:p text:style-name="P2">.github/workflows/touchstone-comment.yaml</text:p></draw:text-box></draw:frame><draw:custom-shape text:anchor-type="char" draw:z-index="8" draw:name="Shape6" draw:style-name="gr2" draw:text-style-name="P46" svg:width="3.3413in" svg:height="10.0161in" svg:x="0.3417in" svg:y="1.3083in"><text:p/><draw:enhanced-geometry svg:viewBox="0 0 21600 21600" draw:type="rectangle" draw:enhanced-path="M 0 0 L 21600 0 21600 21600 0 21600 0 0 Z N"/></draw:custom-shape><draw:frame text:anchor-type="char" draw:z-index="9" draw:name="Shape7" draw:style-name="gr1" draw:text-style-name="P45" svg:width="4.8752in" svg:height="0.4059in" draw:transform="rotate (-1.5707963267949) translate (4.01175634295713in 1.2666447944007in)"><draw:text-box><text:p text:style-name="P44"><text:span text:style-name="T12">R terminal</text:span></text:p></draw:text-box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Courier1" svg:font-family="Courier, Courier" style:font-family-generic="roman"/>
    <style:font-face style:name="Times Roman" svg:font-family="'Times Roman', 'Times Roman'" style:font-family-generic="roman"/>
    <style:font-face style:name="Arial Unicode MS" svg:font-family="'Arial Unicode MS', 'Arial Unicode MS'" style:font-family-generic="swiss"/>
    <style:font-face style:name="FreeSans2" svg:font-family="FreeSans" style:font-family-generic="swiss"/>
    <style:font-face style:name="Helvetica Neue" svg:font-family="'Helvetica Neue', 'Helvetica Neue'" style:font-family-generic="swiss"/>
    <style:font-face style:name="Helvetica" svg:font-family="Helvetica, Helvetica" style:font-family-generic="swiss"/>
    <style:font-face style:name="Courier" svg:font-family="Courier, Courier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Arial Unicode MS1" svg:font-family="'Arial Unicode MS', 'Arial Unicode MS'" style:font-family-generic="swiss" style:font-pitch="variable"/>
    <style:font-face style:name="Liberation Sans" svg:font-family="'Liberation Sans'" style:font-family-generic="swiss" style:font-pitch="variable"/>
    <style:font-face style:name="Noto Serif CJK SC1" svg:font-family="'Noto Serif CJK SC'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de" fo:country="D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, 'Times New Roman'" style:font-family-generic="roman" style:font-pitch="variable" fo:font-size="12pt" fo:language="en" fo:country="US" style:font-name-asian="Times New Roman" style:font-family-asian="'Times New Roman', 'Times New Roman'" style:font-family-generic-asian="roman" style:font-pitch-asian="variable" style:font-size-asian="12pt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loext:graphic-properties draw:fill="none" draw:fill-color="#ffffff"/>
      <style:paragraph-properties fo:margin-left="0in" fo:margin-right="0in" fo:margin-top="0.111in" fo:margin-bottom="0in" loext:contextual-spacing="false" fo:line-height="12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, 'Helvetica Neue'" style:font-family-generic="swiss" fo:font-size="12pt" fo:letter-spacing="normal" fo:language="en" fo:country="US" fo:font-style="normal" style:text-underline-style="none" fo:font-weight="normal" style:letter-kerning="false" style:font-name-asian="Arial Unicode MS" style:font-family-asian="'Arial Unicode MS', 'Arial Unicode MS'" style:font-family-generic-asian="swiss" style:font-size-asian="12pt" style:font-style-asian="normal" style:font-weight-asian="normal" style:font-name-complex="Arial Unicode MS" style:font-family-complex="'Arial Unicode MS', 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/>
    </style:style>
    <style:style style:name="Body" style:family="paragraph" style:default-outline-level="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, 'Helvetica Neue'" style:font-family-generic="swiss" fo:font-size="11pt" fo:letter-spacing="normal" fo:language="en" fo:country="US" fo:font-style="normal" style:text-underline-style="none" fo:font-weight="normal" style:letter-kerning="false" style:font-name-asian="Arial Unicode MS" style:font-family-asian="'Arial Unicode MS', 'Arial Unicode MS'" style:font-family-generic-asian="swiss" style:font-size-asian="11pt" style:font-style-asian="normal" style:font-weight-asian="normal" style:font-name-complex="Arial Unicode MS" style:font-family-complex="'Arial Unicode MS', 'Arial Unicode MS'" style:font-family-generic-complex="swiss" style:font-size-complex="11pt" style:font-style-complex="normal" style:font-weight-complex="normal" style:text-emphasize="none" fo:hyphenate="tru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fo:language="en" fo:country="US" style:letter-kerning="false" style:font-name-complex="Arial Unicode MS" style:font-family-complex="'Arial Unicode MS', 'Arial Unicode MS'" style:font-family-generic-complex="swiss" style:text-emphasize="none" style:text-scale="100%"/>
    </style:style>
    <style:style style:name="WW8Num1z1" style:family="text">
      <style:text-properties fo:font-variant="normal" fo:text-transform="none" style:text-outline="false" style:text-line-through-style="none" style:text-line-through-type="none" style:text-position="-8% 100%" fo:letter-spacing="normal" style:letter-kerning="false" style:font-name-complex="Arial Unicode MS" style:font-family-complex="'Arial Unicode MS', 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font-size="14.5pt" fo:letter-spacing="normal" style:letter-kerning="false" style:font-size-asian="14.5pt" style:font-name-complex="Arial Unicode MS" style:font-family-complex="'Arial Unicode MS', 'Arial Unicode MS'" style:font-family-generic-complex="swiss" style:font-size-complex="14.5pt" style:text-emphasize="none" style:text-scale="100%"/>
    </style:style>
    <style:style style:name="WW8Num3z0" style:family="text">
      <style:text-properties fo:font-variant="normal" fo:text-transform="none" style:text-outline="false" style:text-line-through-style="none" style:text-line-through-type="none" style:text-position="0% 100%" style:font-name="Helvetica" fo:font-family="Helvetica, Helvetica" style:font-family-generic="swiss" fo:letter-spacing="normal" fo:language="en" fo:country="US" style:letter-kerning="false" style:font-name-complex="Arial Unicode MS" style:font-family-complex="'Arial Unicode MS', 'Arial Unicode MS'" style:font-family-generic-complex="swiss" style:text-emphasize="none" style:text-scale="100%"/>
    </style:style>
    <style:style style:name="WW8Num3z1" style:family="text">
      <style:text-properties fo:font-variant="normal" fo:text-transform="none" style:text-outline="false" style:text-line-through-style="none" style:text-line-through-type="none" style:text-position="-8% 100%" fo:letter-spacing="normal" style:letter-kerning="false" style:font-name-complex="Arial Unicode MS" style:font-family-complex="'Arial Unicode MS', 'Arial Unicode MS'" style:font-family-generic-complex="swiss" style:text-emphasize="none" style:text-scale="100%"/>
    </style:style>
    <style:style style:name="WW8Num4z0" style:family="text">
      <style:text-properties fo:font-variant="normal" fo:text-transform="none" style:text-outline="false" style:text-line-through-style="none" style:text-line-through-type="none" style:text-position="0% 100%" fo:font-size="14.5pt" fo:letter-spacing="normal" fo:language="en" fo:country="US" style:letter-kerning="false" style:font-size-asian="14.5pt" style:font-name-complex="Arial Unicode MS" style:font-family-complex="'Arial Unicode MS', 'Arial Unicode MS'" style:font-family-generic-complex="swiss" style:font-size-complex="14.5pt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1362in" fo:text-indent="-0.1362in" fo:margin-left="0.1362in"/>
        </style:list-level-properties>
        <style:text-properties style:font-name="Liberation Serif"/>
      </text:list-level-style-bullet>
      <text:list-level-style-bullet text:level="2" text:style-name="WW8Num1z1" style:num-suffix="." text:bullet-char="•">
        <style:list-level-properties text:list-level-position-and-space-mode="label-alignment">
          <style:list-level-label-alignment text:label-followed-by="listtab" text:list-tab-stop-position="0.261in" fo:text-indent="-0.1362in" fo:margin-left="0.261in"/>
        </style:list-level-properties>
        <style:text-properties style:font-name="Liberation Serif"/>
      </text:list-level-style-bullet>
      <text:list-level-style-bullet text:level="3" text:style-name="WW8Num1z1" style:num-suffix="." text:bullet-char="•">
        <style:list-level-properties text:list-level-position-and-space-mode="label-alignment">
          <style:list-level-label-alignment text:label-followed-by="listtab" text:list-tab-stop-position="0.3862in" fo:text-indent="-0.1362in" fo:margin-left="0.3862in"/>
        </style:list-level-properties>
        <style:text-properties style:font-name="Liberation Serif"/>
      </text:list-level-style-bullet>
      <text:list-level-style-bullet text:level="4" text:style-name="WW8Num1z1" style:num-suffix="." text:bullet-char="•">
        <style:list-level-properties text:list-level-position-and-space-mode="label-alignment">
          <style:list-level-label-alignment text:label-followed-by="listtab" text:list-tab-stop-position="0.511in" fo:text-indent="-0.1362in" fo:margin-left="0.511in"/>
        </style:list-level-properties>
        <style:text-properties style:font-name="Liberation Serif"/>
      </text:list-level-style-bullet>
      <text:list-level-style-bullet text:level="5" text:style-name="WW8Num1z1" style:num-suffix="." text:bullet-char="•">
        <style:list-level-properties text:list-level-position-and-space-mode="label-alignment">
          <style:list-level-label-alignment text:label-followed-by="listtab" text:list-tab-stop-position="0.6362in" fo:text-indent="-0.1362in" fo:margin-left="0.6362in"/>
        </style:list-level-properties>
        <style:text-properties style:font-name="Liberation Serif"/>
      </text:list-level-style-bullet>
      <text:list-level-style-bullet text:level="6" text:style-name="WW8Num1z1" style:num-suffix="." text:bullet-char="•">
        <style:list-level-properties text:list-level-position-and-space-mode="label-alignment">
          <style:list-level-label-alignment text:label-followed-by="listtab" text:list-tab-stop-position="0.761in" fo:text-indent="-0.1362in" fo:margin-left="0.761in"/>
        </style:list-level-properties>
        <style:text-properties style:font-name="Liberation Serif"/>
      </text:list-level-style-bullet>
      <text:list-level-style-bullet text:level="7" text:style-name="WW8Num1z1" style:num-suffix="." text:bullet-char="•">
        <style:list-level-properties text:list-level-position-and-space-mode="label-alignment">
          <style:list-level-label-alignment text:label-followed-by="listtab" text:list-tab-stop-position="0.8862in" fo:text-indent="-0.1362in" fo:margin-left="0.8862in"/>
        </style:list-level-properties>
        <style:text-properties style:font-name="Liberation Serif"/>
      </text:list-level-style-bullet>
      <text:list-level-style-bullet text:level="8" text:style-name="WW8Num1z1" style:num-suffix="." text:bullet-char="•">
        <style:list-level-properties text:list-level-position-and-space-mode="label-alignment">
          <style:list-level-label-alignment text:label-followed-by="listtab" text:list-tab-stop-position="1.011in" fo:text-indent="-0.1362in" fo:margin-left="1.011in"/>
        </style:list-level-properties>
        <style:text-properties style:font-name="Liberation Serif"/>
      </text:list-level-style-bullet>
      <text:list-level-style-bullet text:level="9" text:style-name="WW8Num1z1" style:num-suffix="." text:bullet-char="•">
        <style:list-level-properties text:list-level-position-and-space-mode="label-alignment">
          <style:list-level-label-alignment text:label-followed-by="listtab" text:list-tab-stop-position="1.1362in" fo:text-indent="-0.1362in" fo:margin-left="1.1362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1819in" fo:text-indent="-0.1819in" fo:margin-left="0.1819in"/>
        </style:list-level-properties>
        <style:text-properties style:font-name="Liberation Serif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484in" fo:text-indent="-0.1819in" fo:margin-left="0.3484in"/>
        </style:list-level-properties>
        <style:text-properties style:font-name="Liberation Serif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0.5154in" fo:text-indent="-0.1819in" fo:margin-left="0.5154in"/>
        </style:list-level-properties>
        <style:text-properties style:font-name="Liberation Serif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819in" fo:text-indent="-0.1819in" fo:margin-left="0.6819in"/>
        </style:list-level-properties>
        <style:text-properties style:font-name="Liberation Serif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0.8484in" fo:text-indent="-0.1819in" fo:margin-left="0.8484in"/>
        </style:list-level-properties>
        <style:text-properties style:font-name="Liberation Serif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1.0154in" fo:text-indent="-0.1819in" fo:margin-left="1.0154in"/>
        </style:list-level-properties>
        <style:text-properties style:font-name="Liberation Serif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1.1819in" fo:text-indent="-0.1819in" fo:margin-left="1.1819in"/>
        </style:list-level-properties>
        <style:text-properties style:font-name="Liberation Serif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1.3484in" fo:text-indent="-0.1819in" fo:margin-left="1.3484in"/>
        </style:list-level-properties>
        <style:text-properties style:font-name="Liberation Serif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1.5154in" fo:text-indent="-0.1819in" fo:margin-left="1.5154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1362in" fo:text-indent="-0.1362in" fo:margin-left="0.1362in"/>
        </style:list-level-properties>
        <style:text-properties style:font-name="Liberation Serif"/>
      </text:list-level-style-bullet>
      <text:list-level-style-bullet text:level="2" text:style-name="WW8Num3z1" style:num-suffix="." text:bullet-char="•">
        <style:list-level-properties text:list-level-position-and-space-mode="label-alignment">
          <style:list-level-label-alignment text:label-followed-by="listtab" text:list-tab-stop-position="0.261in" fo:text-indent="-0.1362in" fo:margin-left="0.261in"/>
        </style:list-level-properties>
        <style:text-properties style:font-name="Liberation Serif"/>
      </text:list-level-style-bullet>
      <text:list-level-style-bullet text:level="3" text:style-name="WW8Num3z1" style:num-suffix="." text:bullet-char="•">
        <style:list-level-properties text:list-level-position-and-space-mode="label-alignment">
          <style:list-level-label-alignment text:label-followed-by="listtab" text:list-tab-stop-position="0.3862in" fo:text-indent="-0.1362in" fo:margin-left="0.3862in"/>
        </style:list-level-properties>
        <style:text-properties style:font-name="Liberation Serif"/>
      </text:list-level-style-bullet>
      <text:list-level-style-bullet text:level="4" text:style-name="WW8Num3z1" style:num-suffix="." text:bullet-char="•">
        <style:list-level-properties text:list-level-position-and-space-mode="label-alignment">
          <style:list-level-label-alignment text:label-followed-by="listtab" text:list-tab-stop-position="0.511in" fo:text-indent="-0.1362in" fo:margin-left="0.511in"/>
        </style:list-level-properties>
        <style:text-properties style:font-name="Liberation Serif"/>
      </text:list-level-style-bullet>
      <text:list-level-style-bullet text:level="5" text:style-name="WW8Num3z1" style:num-suffix="." text:bullet-char="•">
        <style:list-level-properties text:list-level-position-and-space-mode="label-alignment">
          <style:list-level-label-alignment text:label-followed-by="listtab" text:list-tab-stop-position="0.6362in" fo:text-indent="-0.1362in" fo:margin-left="0.6362in"/>
        </style:list-level-properties>
        <style:text-properties style:font-name="Liberation Serif"/>
      </text:list-level-style-bullet>
      <text:list-level-style-bullet text:level="6" text:style-name="WW8Num3z1" style:num-suffix="." text:bullet-char="•">
        <style:list-level-properties text:list-level-position-and-space-mode="label-alignment">
          <style:list-level-label-alignment text:label-followed-by="listtab" text:list-tab-stop-position="0.761in" fo:text-indent="-0.1362in" fo:margin-left="0.761in"/>
        </style:list-level-properties>
        <style:text-properties style:font-name="Liberation Serif"/>
      </text:list-level-style-bullet>
      <text:list-level-style-bullet text:level="7" text:style-name="WW8Num3z1" style:num-suffix="." text:bullet-char="•">
        <style:list-level-properties text:list-level-position-and-space-mode="label-alignment">
          <style:list-level-label-alignment text:label-followed-by="listtab" text:list-tab-stop-position="0.8862in" fo:text-indent="-0.1362in" fo:margin-left="0.8862in"/>
        </style:list-level-properties>
        <style:text-properties style:font-name="Liberation Serif"/>
      </text:list-level-style-bullet>
      <text:list-level-style-bullet text:level="8" text:style-name="WW8Num3z1" style:num-suffix="." text:bullet-char="•">
        <style:list-level-properties text:list-level-position-and-space-mode="label-alignment">
          <style:list-level-label-alignment text:label-followed-by="listtab" text:list-tab-stop-position="1.011in" fo:text-indent="-0.1362in" fo:margin-left="1.011in"/>
        </style:list-level-properties>
        <style:text-properties style:font-name="Liberation Serif"/>
      </text:list-level-style-bullet>
      <text:list-level-style-bullet text:level="9" text:style-name="WW8Num3z1" style:num-suffix="." text:bullet-char="•">
        <style:list-level-properties text:list-level-position-and-space-mode="label-alignment">
          <style:list-level-label-alignment text:label-followed-by="listtab" text:list-tab-stop-position="1.1362in" fo:text-indent="-0.1362in" fo:margin-left="1.1362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1819in" fo:text-indent="-0.1819in" fo:margin-left="0.1819in"/>
        </style:list-level-properties>
        <style:text-properties style:font-name="Liberation Serif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484in" fo:text-indent="-0.1819in" fo:margin-left="0.3484in"/>
        </style:list-level-properties>
        <style:text-properties style:font-name="Liberation Serif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5154in" fo:text-indent="-0.1819in" fo:margin-left="0.5154in"/>
        </style:list-level-properties>
        <style:text-properties style:font-name="Liberation Serif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6819in" fo:text-indent="-0.1819in" fo:margin-left="0.6819in"/>
        </style:list-level-properties>
        <style:text-properties style:font-name="Liberation Serif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8484in" fo:text-indent="-0.1819in" fo:margin-left="0.8484in"/>
        </style:list-level-properties>
        <style:text-properties style:font-name="Liberation Serif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1.0154in" fo:text-indent="-0.1819in" fo:margin-left="1.0154in"/>
        </style:list-level-properties>
        <style:text-properties style:font-name="Liberation Serif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1.1819in" fo:text-indent="-0.1819in" fo:margin-left="1.1819in"/>
        </style:list-level-properties>
        <style:text-properties style:font-name="Liberation Serif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1.3484in" fo:text-indent="-0.1819in" fo:margin-left="1.3484in"/>
        </style:list-level-properties>
        <style:text-properties style:font-name="Liberation Serif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1.5154in" fo:text-indent="-0.1819in" fo:margin-left="1.5154in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de" fo:country="DE" fo:font-style="normal" fo:text-shadow="none" style:text-underline-style="none" fo:font-weight="normal" style:letter-kerning="false" style:font-name-asian="Arial Unicode MS" style:font-size-asian="10pt" style:font-style-asian="normal" style:font-weight-asian="normal" style:font-name-complex="Times New Roman" style:font-size-complex="10pt" style:language-complex="de" style:country-complex="DE" style:font-style-complex="normal" style:font-weight-complex="normal" style:text-scale="100%" text:display="true" loext:padding="0in" loext:border="none" loext:shadow="none"/>
    </style:style>
    <style:page-layout style:name="Mpm1">
      <style:page-layout-properties fo:page-width="8.2681in" fo:page-height="11.6929in" style:num-format="1" style:print-orientation="landscape" fo:margin-top="0.4925in" fo:margin-bottom="0.5902in" fo:margin-left="0.3937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dc:date>2021-11-28T19:58:47.893175960</dc:date>
    <meta:editing-duration>PT1H30M4S</meta:editing-duration>
    <meta:editing-cycles>5</meta:editing-cycles>
    <meta:print-date>2021-11-25T10:58:27.342325191</meta:print-date>
    <meta:document-statistic meta:table-count="0" meta:image-count="0" meta:object-count="0" meta:page-count="1" meta:paragraph-count="38" meta:word-count="181" meta:character-count="1202" meta:non-whitespace-character-count="1078"/>
  </office:meta>
</office:document-meta>
</file>